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4.4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1.5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91cm" fo:min-width="0cm" draw:shadow="hidden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6.61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2.0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82cm" fo:min-width="2.249cm"/>
    </style:style>
    <style:style style:name="gr11" style:family="graphic" style:parent-style-name="standard">
      <style:graphic-properties draw:stroke="none" svg:stroke-color="#000000" draw:fill="none" draw:fill-color="#dddddd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.905cm" svg:x="2.778cm" svg:y="12.0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76cm" svg:height="1.353cm" svg:x="3.716cm" svg:y="12.303cm">
          <draw:text-box>
            <text:p text:style-name="P2">X86-Based </text:p>
            <text:p text:style-name="P2">server</text:p>
          </draw:text-box>
        </draw:frame>
        <draw:custom-shape draw:style-name="gr1" draw:text-style-name="P1" draw:layer="layout" svg:width="4.953cm" svg:height="1.905cm" svg:x="10.379cm" svg:y="12.0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47cm" svg:height="1.353cm" svg:x="10.632cm" svg:y="12.303cm">
          <draw:text-box>
            <text:p text:style-name="P2">FPGA-Based </text:p>
            <text:p text:style-name="P2">Accelerator Board</text:p>
          </draw:text-box>
        </draw:frame>
        <draw:custom-shape draw:style-name="gr4" draw:text-style-name="P1" draw:layer="layout" svg:width="2.54cm" svg:height="1.397cm" svg:x="7.758cm" svg:y="12.2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1.594cm" svg:height="0.802cm" svg:x="8.231cm" svg:y="12.578cm">
          <draw:text-box>
            <text:p>PCIe</text:p>
          </draw:text-box>
        </draw:frame>
        <draw:polygon draw:style-name="gr6" draw:text-style-name="P1" draw:layer="layout" svg:width="12.572cm" svg:height="3.563cm" svg:x="2.777cm" svg:y="8.493cm" svg:viewBox="0 0 12573 3564" draw:points="10144,3266 10335,3266 9953,3564 9572,3266 9762,3266 9762,2794 3032,2794 3032,3262 3223,3262 2841,3503 2460,3262 2650,3262 2650,2794 0,2794 0,0 12573,0 12573,2794 10144,2794">
          <text:p/>
        </draw:polygon>
        <draw:custom-shape draw:style-name="gr7" draw:text-style-name="P1" draw:layer="layout" svg:width="7.112cm" svg:height="1.397cm" svg:x="3.678cm" svg:y="9.48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695cm" svg:height="0.802cm" svg:x="3.887cm" svg:y="9.779cm">
          <draw:text-box>
            <text:p>Compiler, Debugger, Profiler</text:p>
          </draw:text-box>
        </draw:frame>
        <draw:frame draw:style-name="gr2" draw:text-style-name="P4" draw:layer="layout" svg:width="5.29cm" svg:height="0.802cm" svg:x="6.461cm" svg:y="8.618cm">
          <draw:text-box>
            <text:p>SDAccel Environment</text:p>
          </draw:text-box>
        </draw:frame>
        <draw:polygon draw:style-name="gr8" draw:text-style-name="P1" draw:layer="layout" svg:width="12.572cm" svg:height="2.809cm" svg:x="2.777cm" svg:y="6.618cm" svg:viewBox="0 0 12573 2810" draw:points="0,1524 0,0 12573,0 12573,1524 10206,1524 10206,2304 10397,2304 10015,2684 9634,2304 9824,2304 9824,1524 3094,1524 3094,2385 3285,2385 2903,2810 2522,2385 2712,2385 2712,1524">
          <text:p/>
        </draw:polygon>
        <draw:frame draw:style-name="gr9" draw:text-style-name="P4" draw:layer="layout" svg:width="6.551cm" svg:height="0.889cm" svg:x="5.789cm" svg:y="6.936cm">
          <draw:text-box>
            <text:p>OpenCL, C/C++ Application</text:p>
          </draw:text-box>
        </draw:frame>
        <draw:custom-shape draw:style-name="gr10" draw:text-style-name="P1" draw:layer="layout" svg:width="2.748cm" svg:height="1.651cm" svg:x="11.387cm" svg:y="9.35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5" draw:layer="layout" svg:width="2.013cm" svg:height="0.802cm" svg:x="11.755cm" svg:y="9.906cm">
          <draw:text-box>
            <text:p>Libra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16:54:18.120985301</meta:creation-date>
    <meta:generator>LibreOffice/5.1.6.2$Linux_X86_64 LibreOffice_project/10m0$Build-2</meta:generator>
    <dc:date>2017-09-24T17:37:29.449203425</dc:date>
    <meta:editing-duration>PT9M30S</meta:editing-duration>
    <meta:editing-cycles>3</meta:editing-cycles>
    <meta:document-statistic meta:object-count="14"/>
  </office:meta>
</office:document-meta>
</file>